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300000635BF6C1E3DC85914B8.jpg" manifest:media-type="image/jpeg"/>
  <manifest:file-entry manifest:full-path="Pictures/1000000000000333000004004C2A9D20145C983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shadow-offset-x="0.071cm" draw:shadow-offset-y="-0.07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25cm" fo:min-width="1.001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0000" draw:textarea-vertical-align="middle" draw:auto-grow-height="false" fo:min-height="0cm" fo:min-width="0cm" draw:shadow="visible" draw:shadow-offset-x="0.035cm" draw:shadow-offset-y="-0.035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.202cm" fo:min-width="2.916cm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0.202cm" fo:min-width="1.952cm"/>
    </style:style>
    <style:style style:name="gr7" style:family="graphic" style:parent-style-name="standard">
      <style:graphic-properties draw:textarea-horizontal-align="justify" draw:textarea-vertical-align="middle" draw:auto-grow-height="false" fo:min-height="0.202cm" fo:min-width="3.952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color="#000000" draw:fill-color="#729fcf" draw:textarea-horizontal-align="left" draw:textarea-vertical-align="middle" draw:auto-grow-height="false" fo:min-height="0cm" fo:min-width="0cm"/>
    </style:style>
    <style:style style:name="gr12" style:family="graphic" style:parent-style-name="standard">
      <style:graphic-properties svg:stroke-color="#ff4000" draw:fill-color="#ff8000" draw:textarea-horizontal-align="left" draw:textarea-vertical-align="middle" draw:auto-grow-height="false" fo:min-height="0cm" fo:min-width="0cm"/>
    </style:style>
    <style:style style:name="gr13" style:family="graphic" style:parent-style-name="standard">
      <style:graphic-properties svg:stroke-color="#ff4000" draw:fill-color="#ffbf00" draw:textarea-horizontal-align="left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0pt"/>
    </style:style>
    <style:style style:name="P4" style:family="paragraph">
      <loext:graphic-properties draw:fill-color="#ff0000"/>
      <style:paragraph-properties fo:text-align="center"/>
      <style:text-properties fo:font-size="10pt"/>
    </style:style>
    <style:style style:name="P5" style:family="paragraph">
      <loext:graphic-properties draw:fill-color="#dddddd"/>
      <style:paragraph-properties fo:text-align="center"/>
      <style:text-properties fo:color="#ff0000" fo:font-size="10pt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0000" fo:font-size="8pt" fo:text-shadow="1pt 1pt" fo:background-color="#dddddd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-color="#ff8000"/>
      <style:paragraph-properties fo:text-align="center"/>
    </style:style>
    <style:style style:name="P10" style:family="paragraph">
      <loext:graphic-properties draw:fill-color="#ffbf00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color="#ff0000" fo:font-size="10pt" fo:font-weight="bold" style:font-weight-asian="bold" style:font-weight-complex="bold"/>
    </style:style>
    <style:style style:name="T3" style:family="text">
      <style:text-properties fo:color="#000000" fo:font-size="8pt" fo:background-color="#dddddd"/>
    </style:style>
    <style:style style:name="T4" style:family="text">
      <style:text-properties fo:color="#000000" fo:text-shadow="1pt 1pt"/>
    </style:style>
    <style:style style:name="T5" style:family="text">
      <style:text-properties fo:color="#ff4000" fo:text-shadow="1pt 1pt"/>
    </style:style>
    <style:style style:name="T6" style:family="text">
      <style:text-properties fo:color="#ffbf00" fo:text-shadow="1pt 1pt"/>
    </style:style>
    <style:style style:name="T7" style:family="text">
      <style:text-properties fo:color="#ff8000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27.7cm" svg:x="1.001cm" svg:y="1cm">
          <draw:image xlink:href="Pictures/100000000000046300000635BF6C1E3DC85914B8.jpg" xlink:type="simple" xlink:show="embed" xlink:actuate="onLoad" loext:mime-type="image/jpeg">
            <text:p/>
          </draw:image>
        </draw:frame>
        <draw:custom-shape draw:style-name="gr2" draw:text-style-name="P3" draw:layer="layout" svg:width="1.501cm" svg:height="0.5cm" svg:x="2.499cm" svg:y="27.829cm">
          <text:p text:style-name="P2"><text:span text:style-name="T1">Newbie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5cm" svg:height="1.875cm" svg:x="2.5cm" svg:y="26cm">
          <draw:image xlink:href="Pictures/1000000000000333000004004C2A9D20145C983E.jpg" xlink:type="simple" xlink:show="embed" xlink:actuate="onLoad" loext:mime-type="image/jpeg">
            <text:p/>
          </draw:image>
        </draw:frame>
        <draw:custom-shape draw:style-name="gr4" draw:text-style-name="P4" draw:layer="layout" svg:width="0.5cm" svg:height="0.5cm" svg:x="10.5cm" svg:y="10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5" draw:layer="layout" svg:width="3.464cm" svg:height="0.5cm" svg:x="11.036cm" svg:y="10.236cm">
          <text:p text:style-name="P2"><text:span text:style-name="T2">Tiddlywiki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5cm" svg:height="0.5cm" svg:x="6.7cm" svg:y="23.2cm">
          <text:p text:style-name="P2">HTML L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5cm" svg:height="0.5cm" svg:x="12.554cm" svg:y="22.072cm">
          <text:p text:style-name="P2">CSS Pl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5cm" svg:height="0.5cm" svg:x="10cm" svg:y="19cm">
          <text:p text:style-name="P2">The Javasript Mount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3.5cm" svg:height="0.569cm" svg:x="6.5cm" svg:y="25.561cm">
          <draw:text-box>
            <text:p><text:span text:style-name="T3">Markup Language City</text:span></text:p>
          </draw:text-box>
        </draw:frame>
        <draw:custom-shape draw:style-name="gr9" draw:text-style-name="P7" xml:id="id1" draw:id="id1" draw:layer="layout" svg:width="0.1cm" svg:height="0.1cm" svg:x="4.3cm" svg:y="2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4.4cm" svg:y1="26.13cm" svg:x2="6.53cm" svg:y2="25.806cm" draw:start-shape="id1" draw:start-glue-point="10" draw:end-shape="id2" draw:end-glue-point="6" svg:d="M4400 26130l2130-324" svg:viewBox="0 0 2131 325">
          <text:p/>
        </draw:connector>
        <draw:connector draw:style-name="gr10" draw:text-style-name="P1" draw:layer="layout" draw:type="line" svg:x1="6.58cm" svg:y1="25.756cm" svg:x2="7.914cm" svg:y2="24.086cm" draw:start-shape="id2" draw:start-glue-point="4" draw:end-shape="id3" draw:end-glue-point="7" svg:d="M6580 25756l1334-1670" svg:viewBox="0 0 1335 1671">
          <text:p/>
        </draw:connector>
        <draw:custom-shape draw:style-name="gr9" draw:text-style-name="P7" xml:id="id2" draw:id="id2" draw:layer="layout" svg:width="0.1cm" svg:height="0.1cm" svg:x="6.53cm" svg:y="2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3" draw:id="id3" draw:layer="layout" svg:width="0.1cm" svg:height="0.1cm" svg:x="7.9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4" draw:id="id4" draw:layer="layout" svg:width="0.1cm" svg:height="0.1cm" svg:x="12.49cm" svg:y="2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8cm" svg:y1="24.05cm" svg:x2="12.49cm" svg:y2="23.09cm" draw:start-shape="id3" draw:start-glue-point="10" draw:end-shape="id4" draw:end-glue-point="6" svg:d="M8000 24050l4490-960" svg:viewBox="0 0 4491 961">
          <text:p/>
        </draw:connector>
        <draw:custom-shape draw:style-name="gr9" draw:text-style-name="P7" xml:id="id5" draw:id="id5" draw:layer="layout" svg:width="0.1cm" svg:height="0.1cm" svg:x="9.882cm" svg:y="19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2.54cm" svg:y1="23.04cm" svg:x2="9.932cm" svg:y2="19.608cm" draw:start-shape="id4" draw:start-glue-point="4" draw:end-shape="id5" draw:end-glue-point="8" svg:d="M12540 23040c0-2572-2608-857-2608-3432" svg:viewBox="0 0 2609 3433">
          <text:p/>
        </draw:connector>
        <draw:custom-shape draw:style-name="gr9" draw:text-style-name="P7" xml:id="id6" draw:id="id6" draw:layer="layout" svg:width="0.1cm" svg:height="0.1cm" svg:x="7.2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9.896cm" svg:y1="19.522cm" svg:x2="7.25cm" svg:y2="14.4cm" draw:start-shape="id5" draw:start-glue-point="5" draw:end-shape="id6" draw:end-glue-point="8" svg:d="M9896 19522l-2646-5122" svg:viewBox="0 0 2647 5123">
          <text:p/>
        </draw:connector>
        <draw:custom-shape draw:style-name="gr9" draw:text-style-name="P7" xml:id="id7" draw:id="id7" draw:layer="layout" svg:width="0.1cm" svg:height="0.1cm" svg:x="11.4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7.3cm" svg:y1="14.35cm" svg:x2="11.4cm" svg:y2="12.95cm" draw:start-shape="id6" draw:start-glue-point="10" draw:end-shape="id7" draw:end-glue-point="6" svg:d="M7300 14350l4100-1400" svg:viewBox="0 0 4101 1401">
          <text:p/>
        </draw:connector>
        <draw:custom-shape draw:style-name="gr9" draw:text-style-name="P7" xml:id="id8" draw:id="id8" draw:layer="layout" svg:width="0.1cm" svg:height="0.1cm" svg:x="10.707cm" svg:y="10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1.45cm" svg:y1="12.9cm" svg:x2="10.757cm" svg:y2="10.728cm" draw:start-shape="id7" draw:start-glue-point="4" draw:end-shape="id8" draw:end-glue-point="8" svg:d="M11450 12900l-693-2172" svg:viewBox="0 0 694 2173">
          <text:p/>
        </draw:connector>
        <draw:custom-shape draw:style-name="gr6" draw:text-style-name="P2" draw:layer="layout" svg:width="2.5cm" svg:height="0.5cm" svg:x="7.5cm" svg:y="14.25cm">
          <text:p text:style-name="P2">Node.js Hi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3.5cm" svg:height="0.569cm" svg:x="4.1cm" svg:y="26.08cm">
          <draw:text-box>
            <text:p><text:span text:style-name="T3">Start city</text:span></text:p>
          </draw:text-box>
        </draw:frame>
        <draw:custom-shape draw:style-name="gr11" draw:text-style-name="P8" draw:layer="layout" svg:width="0.25cm" svg:height="0.25cm" svg:x="7.75cm" svg:y="24.75cm">
          <text:p text:style-name="P2"><text:s text:c="4"/><text:span text:style-name="T4">Wikitext</text:span></text:p>
          <draw:enhanced-geometry svg:viewBox="0 0 21600 21600" draw:text-areas="?f4 ?f4 ?f3 ?f3" draw:mirror-vertical="false" draw:mirror-horizont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25cm" svg:height="0.25cm" svg:x="5.5cm" svg:y="15.75cm">
          <text:p text:style-name="P2"><text:s text:c="4"/><text:span text:style-name="T5">Widgets</text:span></text:p>
          <draw:enhanced-geometry svg:viewBox="0 0 21600 21600" draw:text-areas="?f4 ?f4 ?f3 ?f3" draw:mirror-vertical="false" draw:mirror-horizont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1" draw:text-style-name="P8" draw:layer="layout" svg:width="0.25cm" svg:height="0.25cm" svg:x="8cm" svg:y="22.25cm">
          <text:p text:style-name="P2"><text:s text:c="4"/><text:span text:style-name="T4">Macros</text:span></text:p>
          <draw:enhanced-geometry svg:viewBox="0 0 21600 21600" draw:text-areas="?f4 ?f4 ?f3 ?f3" draw:mirror-vertical="false" draw:mirror-horizont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3" draw:text-style-name="P10" draw:layer="layout" svg:width="0.25cm" svg:height="0.25cm" svg:x="4.5cm" svg:y="22.5cm">
          <text:p text:style-name="P2"><text:s text:c="4"/><text:span text:style-name="T6">Transclusion</text:span></text:p>
          <draw:enhanced-geometry svg:viewBox="0 0 21600 21600" draw:text-areas="?f4 ?f4 ?f3 ?f3" draw:mirror-vertical="false" draw:mirror-horizont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1" draw:text-style-name="P8" draw:layer="layout" svg:width="0.25cm" svg:height="0.25cm" svg:x="9.5cm" svg:y="24.25cm">
          <text:p text:style-name="P2"><text:s text:c="4"/><text:span text:style-name="T4">Tags</text:span></text:p>
          <draw:enhanced-geometry svg:viewBox="0 0 21600 21600" draw:text-areas="?f4 ?f4 ?f3 ?f3" draw:mirror-vertical="false" draw:mirror-horizont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1" draw:text-style-name="P8" draw:layer="layout" svg:width="0.25cm" svg:height="0.25cm" svg:x="10.8cm" svg:y="23.8cm">
          <text:p text:style-name="P2"><text:s text:c="4"/><text:span text:style-name="T4">Fields</text:span></text:p>
          <draw:enhanced-geometry svg:viewBox="0 0 21600 21600" draw:text-areas="?f4 ?f4 ?f3 ?f3" draw:mirror-vertical="false" draw:mirror-horizont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1" draw:text-style-name="P8" draw:layer="layout" svg:width="0.25cm" svg:height="0.25cm" svg:x="13cm" svg:y="21cm">
          <text:p text:style-name="P2"><text:s text:c="4"/><text:span text:style-name="T4">Styles</text:span></text:p>
          <draw:enhanced-geometry svg:viewBox="0 0 21600 21600" draw:text-areas="?f4 ?f4 ?f3 ?f3" draw:mirror-vertical="false" draw:mirror-horizont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25cm" svg:height="0.25cm" svg:x="7.25cm" svg:y="20cm">
          <text:p text:style-name="P2"><text:s text:c="4"/><text:span text:style-name="T7">Filters</text:span></text:p>
          <draw:enhanced-geometry svg:viewBox="0 0 21600 21600" draw:text-areas="?f4 ?f4 ?f3 ?f3" draw:mirror-vertical="false" draw:mirror-horizont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25cm" svg:height="0.25cm" svg:x="9.75cm" svg:y="16cm">
          <text:p text:style-name="P2"><text:s text:c="4"/><text:span text:style-name="T7">Templates</text:span></text:p>
          <draw:enhanced-geometry svg:viewBox="0 0 21600 21600" draw:text-areas="?f4 ?f4 ?f3 ?f3" draw:mirror-vertical="false" draw:mirror-horizont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-0.2cm" draw:shadow-color="#ffff9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 draw:shadow="hidden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Javier y Camino</meta:initial-creator>
    <meta:creation-date>2019-10-12T11:54:14.819886665</meta:creation-date>
    <dc:date>2019-10-21T10:04:23.548000000</dc:date>
    <meta:editing-duration>PT16M48S</meta:editing-duration>
    <meta:editing-cycles>4</meta:editing-cycles>
    <meta:generator>LibreOffice/6.3.0.4$Windows_X86_64 LibreOffice_project/057fc023c990d676a43019934386b85b21a9ee99</meta:generator>
    <meta:document-statistic meta:object-count="35"/>
  </office:meta>
</office:document-meta>
</file>